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7cm" fo:min-width="2.13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94cm" fo:min-width="5.759cm"/>
    </style:style>
    <style:style style:name="gr4" style:family="graphic" style:parent-style-name="standard">
      <style:graphic-properties draw:textarea-horizontal-align="justify" draw:textarea-vertical-align="middle" draw:auto-grow-height="false" fo:min-height="0.915cm" fo:min-width="2.368cm"/>
    </style:style>
    <style:style style:name="gr5" style:family="graphic" style:parent-style-name="standard">
      <style:graphic-properties draw:textarea-horizontal-align="justify" draw:textarea-vertical-align="middle" draw:auto-grow-height="false" fo:min-height="0.703cm" fo:min-width="0.516cm"/>
    </style:style>
    <style:style style:name="gr6" style:family="graphic" style:parent-style-name="standard">
      <style:graphic-properties draw:stroke="none" svg:stroke-color="#000000" draw:fill="none" draw:fill-color="#ffffff" fo:min-height="2.29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2.294cm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gr10" style:family="graphic" style:parent-style-name="standard">
      <style:graphic-properties draw:textarea-horizontal-align="justify" draw:textarea-vertical-align="middle" draw:auto-grow-height="false" fo:min-height="0.894cm" fo:min-width="3.672cm"/>
    </style:style>
    <style:style style:name="gr11" style:family="graphic" style:parent-style-name="standard">
      <style:graphic-properties draw:textarea-horizontal-align="justify" draw:textarea-vertical-align="middle" draw:auto-grow-height="false" fo:min-height="0.557cm" fo:min-width="2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1.143cm" svg:x="8.493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017cm" svg:y1="2.27cm" svg:x2="10.017cm" svg:y2="3.413cm">
          <text:p/>
        </draw:line>
        <draw:custom-shape draw:style-name="gr3" draw:text-style-name="P1" draw:layer="layout" svg:width="10.287cm" svg:height="1.143cm" svg:x="4.81cm" svg:y="3.286cm">
          <text:p text:style-name="P1">Get: number between 10 and 2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017cm" svg:y1="4.429cm" svg:x2="10.017cm" svg:y2="5.699cm">
          <text:p/>
        </draw:line>
        <draw:custom-shape draw:style-name="gr4" draw:text-style-name="P1" draw:layer="layout" svg:width="4.064cm" svg:height="1.651cm" svg:x="7.858cm" svg:y="7.604cm">
          <text:p text:style-name="P1">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89cm" svg:y1="9.128cm" svg:x2="9.89cm" svg:y2="10.652cm">
          <text:p/>
        </draw:line>
        <draw:custom-shape draw:style-name="gr5" draw:text-style-name="P1" draw:layer="layout" svg:width="2.032cm" svg:height="1.905cm" svg:x="8.874cm" svg:y="10.525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layer="layout" svg:width="4.826cm" svg:height="2.54cm" svg:x="1cm" svg:y="7.477cm">
          <draw:text-box>
            <text:p>Key</text:p>
            <text:p>1- number between 10-20</text:p>
          </draw:text-box>
        </draw:frame>
        <draw:line draw:style-name="gr2" draw:text-style-name="P1" draw:layer="layout" svg:x1="9.89cm" svg:y1="12.43cm" svg:x2="9.89cm" svg:y2="14.208cm">
          <text:p/>
        </draw:line>
        <draw:custom-shape draw:style-name="gr7" draw:text-style-name="P1" draw:layer="layout" svg:width="3.048cm" svg:height="1.016cm" svg:x="8.366cm" svg:y="14.081cm">
          <text:p text:style-name="P1">Repeat mess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2.794cm" svg:height="0.762cm" svg:x="8.366cm" svg:y="5.445cm">
          <text:p text:style-name="P1">Count ←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9.89cm" svg:y1="6.207cm" svg:x2="9.89cm" svg:y2="7.731cm">
          <text:p/>
        </draw:line>
        <draw:line draw:style-name="gr2" draw:text-style-name="P1" draw:layer="layout" svg:x1="11.541cm" svg:y1="14.335cm" svg:x2="15.732cm" svg:y2="14.335cm">
          <text:p/>
        </draw:line>
        <draw:line draw:style-name="gr2" draw:text-style-name="P1" draw:layer="layout" svg:x1="15.605cm" svg:y1="14.335cm" svg:x2="15.478cm" svg:y2="8.112cm">
          <text:p/>
        </draw:line>
        <draw:line draw:style-name="gr2" draw:text-style-name="P1" draw:layer="layout" svg:x1="15.605cm" svg:y1="8.493cm" svg:x2="11.922cm" svg:y2="8.493cm">
          <text:p/>
        </draw:line>
        <draw:frame draw:style-name="gr9" draw:layer="layout" svg:width="1.651cm" svg:height="0.954cm" svg:x="9.89cm" svg:y="12.619cm">
          <draw:text-box>
            <text:p>No</text:p>
          </draw:text-box>
        </draw:frame>
        <draw:line draw:style-name="gr2" draw:text-style-name="P1" draw:layer="layout" svg:x1="8.874cm" svg:y1="11.414cm" svg:x2="5.826cm" svg:y2="11.414cm">
          <text:p/>
        </draw:line>
        <draw:line draw:style-name="gr2" draw:text-style-name="P1" draw:layer="layout" svg:x1="5.953cm" svg:y1="11.414cm" svg:x2="5.953cm" svg:y2="16.494cm">
          <text:p/>
        </draw:line>
        <draw:line draw:style-name="gr2" draw:text-style-name="P1" draw:layer="layout" svg:x1="5.826cm" svg:y1="16.24cm" svg:x2="9.89cm" svg:y2="16.24cm">
          <text:p/>
        </draw:line>
        <draw:line draw:style-name="gr2" draw:text-style-name="P1" draw:layer="layout" svg:x1="9.636cm" svg:y1="16.24cm" svg:x2="9.636cm" svg:y2="17.256cm">
          <text:p/>
        </draw:line>
        <draw:custom-shape draw:style-name="gr10" draw:text-style-name="P1" draw:layer="layout" svg:width="6.858cm" svg:height="1.143cm" svg:x="6.08cm" svg:y="17.256cm">
          <text:p text:style-name="P1">Put: number within ran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636cm" svg:y1="18.399cm" svg:x2="9.636cm" svg:y2="20.685cm">
          <text:p/>
        </draw:line>
        <draw:custom-shape draw:style-name="gr11" draw:text-style-name="P1" draw:layer="layout" svg:width="3.048cm" svg:height="1.143cm" svg:x="7.985cm" svg:y="20.685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1:36:24.685132000</meta:creation-date>
    <dc:date>2014-10-16T11:46:13.814983000</dc:date>
    <meta:editing-duration>PT9M52S</meta:editing-duration>
    <meta:editing-cycles>1</meta:editing-cycles>
    <meta:document-statistic meta:object-count="23"/>
    <meta:generator>LibreOffice/4.3.1.2$MacOSX_X86_64 LibreOffice_project/958349dc3b25111dbca392fbc281a05559ef6848</meta:generator>
  </office:meta>
</office:document-meta>
</file>